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46ba9"/>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Heading_20_1">
      <style:text-properties officeooo:paragraph-rsid="00046ba9"/>
    </style:style>
    <style:style style:name="P4" style:family="paragraph" style:parent-style-name="Heading_20_1">
      <style:text-properties officeooo:rsid="0007929d" officeooo:paragraph-rsid="0007929d"/>
    </style:style>
    <style:style style:name="P5" style:family="paragraph" style:parent-style-name="Quotations">
      <style:text-properties officeooo:paragraph-rsid="000871bd"/>
    </style:style>
    <style:style style:name="P6" style:family="paragraph" style:parent-style-name="Text_20_body">
      <style:text-properties officeooo:rsid="00062815" officeooo:paragraph-rsid="0006dfb3"/>
    </style:style>
    <style:style style:name="P7" style:family="paragraph" style:parent-style-name="Text_20_body">
      <style:text-properties officeooo:paragraph-rsid="0006dfb3"/>
    </style:style>
    <style:style style:name="T1" style:family="text">
      <style:text-properties officeooo:rsid="0006dfb3"/>
    </style:style>
    <style:style style:name="T2" style:family="text">
      <style:text-properties style:text-position="super 58%" officeooo:rsid="0006dfb3"/>
    </style:style>
    <style:style style:name="T3" style:family="text">
      <style:text-properties style:text-position="0% 100%" officeooo:rsid="0006dfb3"/>
    </style:style>
    <style:style style:name="T4" style:family="text">
      <style:text-properties style:text-position="0% 100%" officeooo:rsid="000ceefa"/>
    </style:style>
    <style:style style:name="Sect1" style:family="section">
      <style:section-properties fo:background-color="#eebc97"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oT device security with lightweight ciphers and improved authenticatio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text:a xlink:type="simple" xlink:href="#__RefHeading___Toc105_3853077526" text:style-name="Index_20_Link" text:visited-style-name="Index_20_Link">Overview and Device Used<text:tab/>1</text:a></text:p>
          <text:p text:style-name="P2"><text:a xlink:type="simple" xlink:href="#__RefHeading___Toc107_3853077526" text:style-name="Index_20_Link" text:visited-style-name="Index_20_Link">Cipher Used<text:tab/>1</text:a></text:p>
          <text:p text:style-name="P2"><text:a xlink:type="simple" xlink:href="#__RefHeading___Toc109_3853077526" text:style-name="Index_20_Link" text:visited-style-name="Index_20_Link">Key Manangement<text:tab/>1</text:a></text:p>
          <text:p text:style-name="P2"><text:a xlink:type="simple" xlink:href="#__RefHeading___Toc111_3853077526" text:style-name="Index_20_Link" text:visited-style-name="Index_20_Link">Login Authentication<text:tab/>1</text:a></text:p>
          <text:p text:style-name="P2"><text:a xlink:type="simple" xlink:href="#__RefHeading___Toc113_3853077526" text:style-name="Index_20_Link" text:visited-style-name="Index_20_Link">Merge all algorithms &amp; architecture<text:tab/>1</text:a></text:p>
          <text:p text:style-name="P2"><text:a xlink:type="simple" xlink:href="#__RefHeading___Toc115_3853077526" text:style-name="Index_20_Link" text:visited-style-name="Index_20_Link">Hardweres used and its functionality<text:tab/>1</text:a></text:p>
          <text:p text:style-name="P2"><text:a xlink:type="simple" xlink:href="#__RefHeading___Toc117_3853077526" text:style-name="Index_20_Link" text:visited-style-name="Index_20_Link">Database Management<text:tab/>2</text:a></text:p>
          <text:p text:style-name="P2"><text:a xlink:type="simple" xlink:href="#__RefHeading___Toc119_3853077526" text:style-name="Index_20_Link" text:visited-style-name="Index_20_Link">UI formation<text:tab/>2</text:a></text:p>
          <text:p text:style-name="P2"><text:a xlink:type="simple" xlink:href="#__RefHeading___Toc121_3853077526" text:style-name="Index_20_Link" text:visited-style-name="Index_20_Link">Applying functionality in UI<text:tab/>2</text:a></text:p>
          <text:p text:style-name="P2"><text:a xlink:type="simple" xlink:href="#__RefHeading___Toc123_3853077526" text:style-name="Index_20_Link" text:visited-style-name="Index_20_Link">Linking with the Hardweres<text:tab/>2</text:a></text:p>
          <text:p text:style-name="P2"><text:a xlink:type="simple" xlink:href="#__RefHeading___Toc125_3853077526" text:style-name="Index_20_Link" text:visited-style-name="Index_20_Link">Final Output and Testing<text:tab/>2</text:a></text:p>
        </text:index-body>
      </text:table-of-content>
      <text:h text:style-name="Heading_20_1" text:outline-level="1"><text:bookmark-start text:name="__RefHeading___Toc105_3853077526"/>Overview <text:bookmark-end text:name="__RefHeading___Toc105_3853077526"/></text:h>
      <text:p text:style-name="P6">The objective of this paper is to address the issue of IoT security and improve it a few notches up in order to ensure that we can protect the data that various IoT devices transmits. The issues that are to be addressed and (claimed to be) nullified are ‘Encryption of Data before transmission’, ‘Key management during each transmission’, and ‘Authentication during each login’. Each of these objective is to be sorted out by using various domaine of crytography and security that are to be dicussed in details as we proceed. </text:p>
      <text:p text:style-name="P7"><text:span text:style-name="T1">In a nutshell we are going to use a Lightweight cipher following the NIST standard</text:span><text:span text:style-name="T2">[1]</text:span><text:span text:style-name="T3"> </text:span><text:span text:style-name="T4">for the encryption part, secondly for login credential authentication we will use ZKP for authentication and finally for the key distribution we use Blockchain technology.</text:span></text:p>
      <text:h text:style-name="Heading_20_1" text:outline-level="1"><text:bookmark-start text:name="__RefHeading___Toc107_3853077526"/>Cipher Used<text:bookmark-end text:name="__RefHeading___Toc107_3853077526"/></text:h>
      <text:p text:style-name="Text_20_body"/>
      <text:h text:style-name="Heading_20_1" text:outline-level="1"><text:bookmark-start text:name="__RefHeading___Toc109_3853077526"/>Key Manangement<text:bookmark-end text:name="__RefHeading___Toc109_3853077526"/></text:h>
      <text:p text:style-name="Text_20_body"/>
      <text:h text:style-name="Heading_20_1" text:outline-level="1"><text:bookmark-start text:name="__RefHeading___Toc111_3853077526"/>Login Authentication<text:bookmark-end text:name="__RefHeading___Toc111_3853077526"/></text:h>
      <text:p text:style-name="Text_20_body"/>
      <text:h text:style-name="Heading_20_1" text:outline-level="1"><text:bookmark-start text:name="__RefHeading___Toc113_3853077526"/><text:soft-page-break/>Merge all algorithms &amp; architecture<text:bookmark-end text:name="__RefHeading___Toc113_3853077526"/></text:h>
      <text:p text:style-name="Text_20_body"/>
      <text:h text:style-name="Heading_20_1" text:outline-level="1"><text:bookmark-start text:name="__RefHeading___Toc115_3853077526"/>Hardweres used and its functionality<text:bookmark-end text:name="__RefHeading___Toc115_3853077526"/></text:h>
      <text:p text:style-name="Text_20_body"/>
      <text:h text:style-name="Heading_20_1" text:outline-level="1"><text:bookmark-start text:name="__RefHeading___Toc117_3853077526"/>Database Management<text:bookmark-end text:name="__RefHeading___Toc117_3853077526"/></text:h>
      <text:p text:style-name="Text_20_body"/>
      <text:h text:style-name="P3" text:outline-level="1"><text:bookmark-start text:name="__RefHeading___Toc119_3853077526"/>UI formation<text:bookmark-end text:name="__RefHeading___Toc119_3853077526"/></text:h>
      <text:p text:style-name="P1"/>
      <text:h text:style-name="Heading_20_1" text:outline-level="1"><text:bookmark-start text:name="__RefHeading___Toc121_3853077526"/>Applying functionality in UI <text:bookmark-end text:name="__RefHeading___Toc121_3853077526"/></text:h>
      <text:p text:style-name="Text_20_body"/>
      <text:h text:style-name="Heading_20_1" text:outline-level="1"><text:bookmark-start text:name="__RefHeading___Toc123_3853077526"/>Linking with the Hardweres<text:bookmark-end text:name="__RefHeading___Toc123_3853077526"/></text:h>
      <text:p text:style-name="Text_20_body"/>
      <text:h text:style-name="Heading_20_1" text:outline-level="1"><text:bookmark-start text:name="__RefHeading___Toc125_3853077526"/>Final Output and Testing<text:bookmark-end text:name="__RefHeading___Toc125_3853077526"/></text:h>
      <text:p text:style-name="Text_20_body"/>
      <text:p text:style-name="Text_20_body"/>
      <text:p text:style-name="Text_20_body"/>
      <text:p text:style-name="Text_20_body"/>
      <text:p text:style-name="Preformatted_20_Text"/>
      <text:h text:style-name="P4" text:outline-level="1"><text:bookmark-start text:name="__RefHeading___Toc147_3209279229"/>Refferences<text:bookmark-end text:name="__RefHeading___Toc147_3209279229"/></text:h>
      <text:p text:style-name="P5">1. <text:a xlink:type="simple" xlink:href="https://csrc.nist.gov/CSRC/media/Publications/nistir/8114/draft/documents/nistir_8114_draft.pdf" text:style-name="Internet_20_link" text:visited-style-name="Visited_20_Internet_20_Link">Report on Lightweight Cryptography, DRAFT NISTIR 8114</text:a></text:p>
      <text:p text:style-name="Preformatted_20_Text"/>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eebc97" style:writing-mode="lr-tb" style:layout-grid-color="#c0c0c0" style:layout-grid-lines="20" style:layout-grid-base-height="0.706cm" style:layout-grid-ruby-height="0.353cm" style:layout-grid-mode="none" style:layout-grid-ruby-below="false" style:layout-grid-print="false" style:layout-grid-display="false" draw:fill="solid" draw:fill-color="#eebc97"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1-18T17:05:07.411189638</dc:date>
    <meta:editing-duration>PT21M37S</meta:editing-duration>
    <meta:editing-cycles>4</meta:editing-cycles>
    <meta:generator>LibreOffice/6.4.7.2$Linux_X86_64 LibreOffice_project/40$Build-2</meta:generator>
    <meta:document-statistic meta:table-count="0" meta:image-count="0" meta:object-count="0" meta:page-count="2" meta:paragraph-count="28" meta:word-count="231" meta:character-count="1448" meta:non-whitespace-character-count="1241"/>
  </office:meta>
</office:document-meta>
</file>